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officeooo:paragraph-rsid="0009cf30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style:font-name="Liberation Serif" fo:font-size="14pt" fo:letter-spacing="normal" fo:font-style="normal" fo:font-weight="normal" officeooo:paragraph-rsid="0009cf30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.1965in" style:contextual-spacing="false" fo:line-height="115%" fo:text-align="justify" style:justify-single-word="false" fo:orphans="2" fo:widows="2" fo:text-indent="0in" style:auto-text-indent="false"/>
      <style:text-properties style:font-name="Liberation Serif" fo:font-size="14pt" officeooo:paragraph-rsid="0009cf30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1cfbe5" officeooo:paragraph-rsid="0009cf30" style:font-size-asian="12.25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1cfbe5" officeooo:paragraph-rsid="0009cf30" style:font-size-asian="12.25pt" style:font-size-complex="14pt"/>
    </style:style>
    <style:style style:name="P6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officeooo:rsid="001cfbe5" officeooo:paragraph-rsid="0009cf30" style:font-size-asian="12.25pt" style:font-size-complex="14pt"/>
    </style:style>
    <style:style style:name="P7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fo:font-size="14pt" fo:language="ru" fo:country="RU" officeooo:rsid="001c9196" officeooo:paragraph-rsid="0009cf30" style:font-size-asian="12.25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1c9196" officeooo:paragraph-rsid="0009cf30" style:font-size-asian="12.25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4pt" officeooo:rsid="001331aa" officeooo:paragraph-rsid="0009cf30" style:font-size-asian="12.25pt" style:font-size-complex="14pt"/>
    </style:style>
    <style:style style:name="P10" style:family="paragraph" style:parent-style-name="Text_20_body">
      <style:paragraph-properties fo:text-align="start" style:justify-single-word="false" fo:break-before="page"/>
      <style:text-properties fo:font-size="14pt" officeooo:rsid="001331aa" officeooo:paragraph-rsid="0009cf30" style:font-size-asian="12.25pt" style:font-size-complex="14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padding="0in" fo:border="none"/>
      <style:text-properties fo:font-variant="normal" fo:text-transform="none" style:font-name="Liberation Serif" fo:font-size="14pt" fo:letter-spacing="normal" fo:font-style="normal" fo:font-weight="normal" officeooo:paragraph-rsid="0009cf30" style:font-size-asian="14pt" style:font-size-complex="14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.1772in" style:auto-text-indent="false" fo:padding="0in" fo:border="none"/>
      <style:text-properties fo:font-variant="normal" fo:text-transform="none" style:font-name="Liberation Serif" fo:font-size="14pt" fo:letter-spacing="normal" fo:font-style="normal" fo:font-weight="normal" officeooo:paragraph-rsid="0009cf30" style:font-size-asian="14pt" style:font-size-complex="14pt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Liberation Serif" fo:font-size="14pt" officeooo:paragraph-rsid="0009cf30" style:font-size-asian="14pt" style:font-size-complex="14pt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Liberation Serif" fo:font-size="14pt" officeooo:rsid="001331aa" officeooo:paragraph-rsid="0009cf30" style:font-size-asian="14pt" style:font-size-complex="14pt"/>
    </style:style>
    <style:style style:name="T1" style:family="text">
      <style:text-properties officeooo:rsid="0012c12a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2c12a"/>
    </style:style>
    <style:style style:name="T4" style:family="text">
      <style:text-properties fo:font-variant="normal" fo:text-transform="none" fo:letter-spacing="normal" fo:font-style="normal" fo:font-weight="normal" officeooo:rsid="0012c12a" style:font-name-asian="DejaVu Sans" style:font-name-complex="DejaVu Sans"/>
    </style:style>
    <style:style style:name="T5" style:family="text">
      <style:text-properties officeooo:rsid="001331aa"/>
    </style:style>
    <style:style style:name="T6" style:family="text">
      <style:text-properties officeooo:rsid="0038ba52"/>
    </style:style>
    <style:style style:name="T7" style:family="text">
      <style:text-properties fo:language="en" fo:country="US"/>
    </style:style>
    <style:style style:name="T8" style:family="text">
      <style:text-properties officeooo:rsid="0009c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Республики Беларусь</text:p>
      <text:p text:style-name="P8"/>
      <text:p text:style-name="P8">Учреждение образования «Белорусскай государственный университет информатики и радиоэлектроники»</text:p>
      <text:p text:style-name="P4"/>
      <text:p text:style-name="P5">Факультет компьютерных систем и сетей</text:p>
      <text:p text:style-name="P5"/>
      <text:p text:style-name="P5">Кафедра программнного обеспечения информационных технологий</text:p>
      <text:p text:style-name="P5"/>
      <text:p text:style-name="P5">Дисциплина: Операционные системы и системное программирование</text:p>
      <text:p text:style-name="P5"/>
      <text:p text:style-name="P5"/>
      <text:p text:style-name="P5"/>
      <text:p text:style-name="P4">ПОЯСНИТЕЛЬНАЯ ЗАПИСКА</text:p>
      <text:p text:style-name="P4">к курсовой работе</text:p>
      <text:p text:style-name="P4">на тему:</text:p>
      <text:p text:style-name="P4"/>
      <text:p text:style-name="P4">«<text:span text:style-name="T8">Формирование элементов массива счётным повторением</text:span>»</text:p>
      <text:p text:style-name="P4"/>
      <text:p text:style-name="P4">БГИУР КП 1-40 01 01 <text:span text:style-name="T6">25</text:span><text:span text:style-name="T7"> </text:span>ПЗ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Студент гр.051004 <text:span text:style-name="T8">Сасим</text:span> <text:span text:style-name="T8">Е</text:span>.<text:span text:style-name="T8">С</text:span>.</text:p>
      <text:p text:style-name="P6"/>
      <text:p text:style-name="P6">Руководитель Деменковец Д.В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Минск 2022</text:p>
      <text:h text:style-name="P1" text:outline-level="1">ВВЕДЕНИЕ</text:h>
      <text:p text:style-name="P2">Часто в технике, науке и повседневной жизни используются не отдельные числа и величины, а множества связанных однородных велич<text:span text:style-name="T1">и</text:span>н. Так, дата — это совокупность трех значений, например 19.10.88.</text:p>
      <text:p text:style-name="P3"><text:span text:style-name="T2">С листом бумаги связывается два значения — длина и ширина, например 250 х 170 мм; с чемоданом — три значения — длина, ширина, высота, например 500x300x150. Многочлен У = -7</text:span><text:span text:style-name="T3">n</text:span><text:span text:style-name="T4">⁴</text:span><text:span text:style-name="T2">+ 4</text:span><text:span text:style-name="T3">n³</text:span><text:span text:style-name="T2">+ 5</text:span><text:span text:style-name="T3">n²</text:span><text:span text:style-name="T2">+ 2</text:span><text:span text:style-name="T3">n</text:span><text:span text:style-name="T2"> + 3 однозначно определяется совокупнос- тью пяти чисел-коэффициентов: 3, 2, 5, 4, -7. Несложно представить себе и другие множества связанных однородных величии с шестью, семью и более элементами. Такие множества широко и</text:span><text:span text:style-name="T3">спо</text:span><text:span text:style-name="T2">льзуются и в информатике, где они называются массивами.</text:span></text:p>
      <text:p text:style-name="P11"><text:tab/>Массивы — последовательности однотипных элементов, число ко- торых фиксировано и которым присвоено одно имя.</text:p>
      <text:p text:style-name="P12"><text:tab/>Положение элемента в массиве однозначно определяется его индексами (одним — если массив одномерный; несколькими — если массив многомерный). Например, список студентов в группе можно рассматривать как массив (все его элементы — текстовые величины), а номер по журналу — как индекс элемента этого массива.</text:p>
      <text:p text:style-name="P13"><text:span text:style-name="T5"><text:tab/>Как видно, массивы являются неотъемлемой частью жизни любого человека. Умение работать с массивами значительно может упростить работу не только отдельного индивидуума, но и целлых групп людей.</text:span></text:p>
      <text:p text:style-name="P14"><text:tab/>Основными задачами при работе с массивами являются их заполнение и сортировка. Остановимся подробнее на первом пункте.</text:p>
      <text:p text:style-name="P9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23:27:03.693742423</meta:creation-date>
    <dc:date>2022-12-12T23:28:40.768861627</dc:date>
    <meta:editing-duration>PT1M37S</meta:editing-duration>
    <meta:editing-cycles>1</meta:editing-cycles>
    <meta:document-statistic meta:table-count="0" meta:image-count="0" meta:object-count="0" meta:page-count="3" meta:paragraph-count="20" meta:word-count="252" meta:character-count="1877" meta:non-whitespace-character-count="1638"/>
    <meta:generator>LibreOffice/7.4.0.3$Linux_X86_64 LibreOffice_project/f85e47c08ddd19c015c0114a68350214f7066f5a</meta:generator>
  </office:meta>
</office:document-meta>
</file>